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20pt" fo:font-style="italic" fo:font-weight="bold" fo:background-color="transparent" style:font-name-asian="Cambria Math" style:font-name-complex="Cambria Math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20pt" fo:font-weight="bold" fo:background-color="transparent" style:font-name-asian="Cambria Math" style:font-name-complex="Cambria Math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11pt" fo:font-weight="normal" fo:background-color="transparent" style:font-name-asian="Cambria Math" style:font-name-complex="Cambria Math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12pt" fo:font-weight="bold" fo:background-color="transparent" style:font-name-asian="Cambria Math" style:font-name-complex="Cambria Math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12pt" fo:font-weight="normal" fo:background-color="transparent" style:font-name-asian="Cambria Math" style:font-name-complex="Cambria Math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mbria Math" fo:font-size="12pt" fo:font-weight="normal" officeooo:paragraph-rsid="00146e24" fo:background-color="transparent" style:font-name-asian="Cambria Math" style:font-name-complex="Cambria Math"/>
    </style:style>
    <style:style style:name="P8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Cambria Math" fo:font-size="11pt" fo:font-weight="normal" fo:background-color="transparent" loext:char-shading-value="0" style:font-name-asian="Cambria Math" style:font-name-complex="Cambria Math"/>
    </style:style>
    <style:style style:name="T2" style:family="text">
      <style:text-properties style:use-window-font-color="true" style:font-name="Cambria Math" fo:font-size="11pt" fo:font-weight="bold" fo:background-color="transparent" loext:char-shading-value="0" style:font-name-asian="Cambria Math" style:font-name-complex="Cambria Math"/>
    </style:style>
    <style:style style:name="T3" style:family="text">
      <style:text-properties style:use-window-font-color="true" style:font-name="Cambria Math" fo:font-size="12pt" fo:font-weight="bold" fo:background-color="transparent" loext:char-shading-value="0" style:font-name-asian="Cambria Math" style:font-name-complex="Cambria Math"/>
    </style:style>
    <style:style style:name="T4" style:family="text">
      <style:text-properties style:use-window-font-color="true" style:font-name="Cambria Math" fo:font-size="12pt" fo:font-weight="normal" fo:background-color="transparent" loext:char-shading-value="0" style:font-name-asian="Cambria Math" style:font-name-complex="Cambria Math"/>
    </style:style>
    <style:style style:name="T5" style:family="text">
      <style:text-properties style:use-window-font-color="true" style:font-name="Cambria Math" fo:font-size="12pt" fo:font-weight="normal" officeooo:rsid="00146e24" fo:background-color="transparent" loext:char-shading-value="0" style:font-name-asian="Cambria Math" style:font-name-complex="Cambria Math"/>
    </style:style>
    <style:style style:name="T6" style:family="text">
      <style:text-properties style:use-window-font-color="true" style:font-name="Cambria Math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mbria Math" style:font-name-complex="Cambria Math"/>
    </style:style>
    <style:style style:name="T7" style:family="text">
      <style:text-properties style:use-window-font-color="true" style:font-name="Cambria Math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mbria Math" style:font-name-complex="Cambria Math"/>
    </style:style>
    <style:style style:name="T8" style:family="text">
      <style:text-properties officeooo:rsid="00146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Logico</text:p>
      <text:p text:style-name="P4"/>
      <text:p text:style-name="P5">Schema Relazionale</text:p>
      <text:p text:style-name="P6"><text:tab/>Si decide di introdurre la chiave surrogata per Localita, Regioni, Gestori, Tariffe, Clienti.</text:p>
      <text:p text:style-name="P4"/>
      <text:p text:style-name="P1"><text:span text:style-name="T3">Tabelle (</text:span><text:span text:style-name="T6">primary-key</text:span><text:span text:style-name="T3">):</text:span></text:p>
      <text:p text:style-name="P1"><text:span text:style-name="T4"><text:tab/>IMPIANTI_TELEFONICI (</text:span><text:span text:style-name="T7">ID</text:span><text:span text:style-name="T4">, Data_Realizzazione, </text:span><text:span text:style-name="T5">Tipo_Stazione</text:span><text:span text:style-name="T4">, ID_Località, <text:tab/><text:tab/><text:tab/>ID_Gestore)</text:span></text:p>
      <text:p text:style-name="P1"><text:span text:style-name="T4"><text:tab/>LOCALITA (</text:span><text:span text:style-name="T7">ID</text:span><text:span text:style-name="T4">, Nome_Localita, ID_Regione)</text:span></text:p>
      <text:p text:style-name="P1"><text:span text:style-name="T4"><text:tab/>REGIONE (</text:span><text:span text:style-name="T7">ID</text:span><text:span text:style-name="T4">, Nome_Regione)</text:span></text:p>
      <text:p text:style-name="P1"><text:span text:style-name="T4"><text:tab/>GESTORI (</text:span><text:span text:style-name="T7">ID</text:span><text:span text:style-name="T4">, Nome_Gestore)</text:span></text:p>
      <text:p text:style-name="P1"><text:span text:style-name="T4"><text:tab/>TARIFFE (</text:span><text:span text:style-name="T7">ID</text:span><text:span text:style-name="T4">, <text:s/>Nome_Tariffa, Minuti, SMS, Internet, </text:span><text:span text:style-name="T7">ID_Gestore</text:span><text:span text:style-name="T4">, ID_Cliente, <text:tab/><text:tab/><text:tab/><text:tab/>Data_Attivazione)</text:span></text:p>
      <text:p text:style-name="P1"><text:span text:style-name="T4"><text:tab/>CLIENTI (</text:span><text:span text:style-name="T7">ID</text:span><text:span text:style-name="T4">, Data_Nascita, Nome_Cliente, Cognome, ID_Localita, ID_Cliente)</text:span></text:p>
      <text:p text:style-name="P1"><text:span text:style-name="T4"><text:tab/>CLIENTI_PRIVATI(</text:span><text:span text:style-name="T7">ID</text:span><text:span text:style-name="T4">, Data_Nascita, Nome_Cliente, Cognome, <text:s/><text:tab/><text:tab/><text:tab/><text:tab/><text:tab/><text:tab/>ID_Localita, ID_Cliente)</text:span></text:p>
      <text:p text:style-name="P1"><text:span text:style-name="T4"><text:tab/>CLIENTI_AZIENDALI(</text:span><text:span text:style-name="T7">ID</text:span><text:span text:style-name="T4">, Data_Nascita, Nome_Cliente, Cognome, P_IVA, <text:tab/><text:tab/><text:tab/><text:tab/>ID_Localita, ID_Cliente)</text:span></text:p>
      <text:p text:style-name="P6"><text:tab/></text:p>
      <text:p text:style-name="P5">Vincoli di unicità:</text:p>
      <text:p text:style-name="P1"><text:span text:style-name="T3"><text:tab/></text:span><text:span text:style-name="T4">REGIONI (Nome_Regione)</text:span></text:p>
      <text:p text:style-name="P6"><text:tab/>LOCALITA (Nome_Localita, ID_Regione)</text:p>
      <text:p text:style-name="P6"><text:tab/>IMPIANTI_TELEFONICI (ID)</text:p>
      <text:p text:style-name="P6"><text:tab/>GESTORI (Nome_Gestore)</text:p>
      <text:p text:style-name="P6"><text:tab/>TARIFFE (Nome_Tariffa, ID_Gestore)</text:p>
      <text:p text:style-name="P6"><text:tab/>CLIENTI (Data_Nascita, Nome_Cliente, Cognome)</text:p>
      <text:p text:style-name="P4"/>
      <text:p text:style-name="P5">Vincoli di integrità referenziale:</text:p>
      <text:p text:style-name="P1"><text:span text:style-name="T4"><text:tab/>LOCALITA (ID_Regione) → REGIONI (ID)</text:span></text:p>
      <text:p text:style-name="P1"><text:span text:style-name="T4"><text:tab/>IMPIANTI_TELEFONICI (ID_Localita) → LOCALITA (ID)</text:span></text:p>
      <text:p text:style-name="P1"><text:span text:style-name="T4"><text:tab/>IMPIANTI_TELEFONICI (ID_Gestore) → GESTORI (ID)</text:span></text:p>
      <text:p text:style-name="P1"><text:span text:style-name="T4"><text:tab/>TARIFFE (ID_Gestore) → GESTORI (ID)</text:span></text:p>
      <text:p text:style-name="P1"><text:span text:style-name="T4"><text:tab/>TARIFFE (ID_Cliente) → CLIENTI (ID)</text:span></text:p>
      <text:p text:style-name="P1"><text:span text:style-name="T4"><text:tab/>CLIENTI (ID_Localita) → LOCALITA (ID)</text:span></text:p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MPLEMENTAZIONE TABELLE</text:p>
      <text:p text:style-name="P6"/>
      <text:p text:style-name="P1"><text:span text:style-name="T4">create table </text:span><text:span text:style-name="T3">gestori</text:span><text:span text:style-name="T4"> (</text:span></text:p>
      <text:p text:style-name="P6">ID int primary key,</text:p>
      <text:p text:style-name="P6">Nome_Gestore varchar(20) not null unique</text:p>
      <text:p text:style-name="P6">)</text:p>
      <text:p text:style-name="P6"/>
      <text:p text:style-name="P1"><text:span text:style-name="T4">create table </text:span><text:span text:style-name="T3">impianti_telefonici </text:span><text:span text:style-name="T4">(</text:span></text:p>
      <text:p text:style-name="P6">ID int auto_increment,</text:p>
      <text:p text:style-name="P6">Data_Realizzazione DATE,</text:p>
      <text:p text:style-name="P6"><text:span text:style-name="T8">Tipo_Stazione</text:span> varchar(3) not null,</text:p>
      <text:p text:style-name="P6">ID_Gestore int,</text:p>
      <text:p text:style-name="P6"/>
      <text:p text:style-name="P6">foreign key(ID_Gestore) references gestori(ID),</text:p>
      <text:p text:style-name="P6"/>
      <text:p text:style-name="P6">primary key(ID)</text:p>
      <text:p text:style-name="P6">)</text:p>
      <text:p text:style-name="P6"/>
      <text:p text:style-name="P6"/>
      <text:p text:style-name="P1"><text:span text:style-name="T4">create table </text:span><text:span text:style-name="T3">clienti</text:span><text:span text:style-name="T4">(</text:span></text:p>
      <text:p text:style-name="P6">ID int primary key auto_increment,</text:p>
      <text:p text:style-name="P6">Nome_Cliente varchar(20) not null,</text:p>
      <text:p text:style-name="P6">Cognome varchar(20) not null,</text:p>
      <text:p text:style-name="P7">Data_Nascita date not null</text:p>
      <text:p text:style-name="P6">)</text:p>
      <text:p text:style-name="P6"/>
      <text:p text:style-name="P1"><text:span text:style-name="T4">create table </text:span><text:span text:style-name="T3">tariffe</text:span><text:span text:style-name="T4">(</text:span></text:p>
      <text:p text:style-name="P6">ID int auto_increment,</text:p>
      <text:p text:style-name="P6">Nome_Tariffa varchar(30) not null,</text:p>
      <text:p text:style-name="P6">Minuti int,</text:p>
      <text:p text:style-name="P6">SMS int,</text:p>
      <text:p text:style-name="P6">Internet int,</text:p>
      <text:p text:style-name="P6">Data_Attivazione DATE not null,</text:p>
      <text:p text:style-name="P6">ID_Gestore int not null,</text:p>
      <text:p text:style-name="P6">ID_Cliente int not null,</text:p>
      <text:p text:style-name="P6"/>
      <text:p text:style-name="P6">primary key (ID, ID_Gestore),</text:p>
      <text:p text:style-name="P6">foreign key (ID_Gestore) references gestori(ID),</text:p>
      <text:p text:style-name="P6">foreign key (ID_Cliente) references clienti(ID)</text:p>
      <text:p text:style-name="P6">)</text:p>
      <text:p text:style-name="P6"/>
      <text:p text:style-name="P1"><text:span text:style-name="T4">create table </text:span><text:span text:style-name="T3">clienti_privati </text:span><text:span text:style-name="T4">( </text:span></text:p>
      <text:p text:style-name="P6">ID int primary key auto_increment,</text:p>
      <text:p text:style-name="P6">Nome_Cliente varchar(20) not null,</text:p>
      <text:p text:style-name="P6">Cognome varchar(20) not null,</text:p>
      <text:p text:style-name="P7">Data_Nascita date not null,</text:p>
      <text:p text:style-name="P6">ID_Cliente int not null,</text:p>
      <text:p text:style-name="P6">foreign key (ID_Cliente) references clienti(ID)</text:p>
      <text:p text:style-name="P6">)</text:p>
      <text:p text:style-name="P6"/>
      <text:p text:style-name="P1"><text:span text:style-name="T4"/></text:p>
      <text:p text:style-name="P1"><text:soft-page-break/><text:span text:style-name="T4">create table </text:span><text:span text:style-name="T3">clienti_aziendali </text:span><text:span text:style-name="T4">( </text:span></text:p>
      <text:p text:style-name="P6">ID int primary key auto_increment,</text:p>
      <text:p text:style-name="P6">Nome_Cliente varchar(20) not null,</text:p>
      <text:p text:style-name="P6">Cognome varchar(20) not null,</text:p>
      <text:p text:style-name="P6">P_IVA int(12) not null,</text:p>
      <text:p text:style-name="P6">ID_Cliente int not null,</text:p>
      <text:p text:style-name="P7">Data_Nascita date not null,</text:p>
      <text:p text:style-name="P6">foreign key (ID_Cliente) references clienti(ID)</text:p>
      <text:p text:style-name="P6">)</text:p>
      <text:p text:style-name="P6"/>
      <text:p text:style-name="P6"/>
      <text:p text:style-name="P3">IMPLEMENTAZIONE VISTE</text:p>
      <text:p text:style-name="P4"/>
      <text:p text:style-name="P1"><text:span text:style-name="T1">create view </text:span><text:span text:style-name="T2">aziendali</text:span><text:span text:style-name="T1">(ID, Data_Nascita, Nome_Cliente, Cognome, P_IVA, ID_Cliente) as</text:span></text:p>
      <text:p text:style-name="P4"/>
      <text:p text:style-name="P4">select <text:s/>a.Nome_Cliente, a.Cognome, a.Data_Nascita, a.P_IVA, a.ID_Cliente, c.IDaziendali</text:p>
      <text:p text:style-name="P4">from clienti_aziendali a , clienti c</text:p>
      <text:p text:style-name="P4">where a.ID_Cliente = c.ID</text:p>
      <text:p text:style-name="P4"/>
      <text:p text:style-name="P4"/>
      <text:p text:style-name="P4"/>
      <text:p text:style-name="P1"><text:span text:style-name="T1">create view </text:span><text:span text:style-name="T2">privati</text:span><text:span text:style-name="T1">(ID, Data_Nascita, Nome_Cliente, Cognome, ID_Cliente) as</text:span></text:p>
      <text:p text:style-name="P4"/>
      <text:p text:style-name="P4">select <text:s/>p.Nome_Cliente, p.Cognome, p.Data_Nascita, p.ID_Cliente, c.ID</text:p>
      <text:p text:style-name="P4">from clienti_privati p , clienti c</text:p>
      <text:p text:style-name="P4">where p.ID_Cliente = c.I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15:09:05.602000000</dc:date>
    <meta:editing-duration>PT2M40S</meta:editing-duration>
    <meta:editing-cycles>1</meta:editing-cycles>
    <meta:document-statistic meta:table-count="0" meta:image-count="0" meta:object-count="0" meta:page-count="3" meta:paragraph-count="85" meta:word-count="337" meta:character-count="2866" meta:non-whitespace-character-count="2568"/>
    <meta:generator>LibreOffice/5.4.4.2$Windows_X86_64 LibreOffice_project/2524958677847fb3bb44820e40380acbe820f960</meta:generator>
  </office:meta>
</office:document-meta>
</file>